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9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10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11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12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</style:style>
    <style:style style:name="P13" style:family="paragraph" style:parent-style-name="Text_20_body" style:list-style-name="L9">
      <style:paragraph-properties fo:margin-left="0cm" fo:margin-right="0cm" fo:text-indent="0cm" style:auto-text-indent="false" fo:padding="0.049cm" fo:border="0.06pt solid #e3e3e3"/>
    </style:style>
    <style:style style:name="P14" style:family="paragraph" style:parent-style-name="Text_20_body" style:list-style-name="L10">
      <style:paragraph-properties fo:margin-left="0cm" fo:margin-right="0cm" fo:text-indent="0cm" style:auto-text-indent="false" fo:padding="0.049cm" fo:border="0.06pt solid #e3e3e3"/>
    </style:style>
    <style:style style:name="P15" style:family="paragraph" style:parent-style-name="Text_20_body" style:list-style-name="L11">
      <style:paragraph-properties fo:margin-left="0cm" fo:margin-right="0cm" fo:text-indent="0cm" style:auto-text-indent="false" fo:padding="0.049cm" fo:border="0.06pt solid #e3e3e3"/>
    </style:style>
    <style:style style:name="P16" style:family="paragraph" style:parent-style-name="Text_20_body" style:list-style-name="L12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</style:style>
    <style:style style:name="P18" style:family="paragraph" style:parent-style-name="Text_20_body" style:list-style-name="L14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0" style:family="paragraph" style:parent-style-name="Text_20_body" style:list-style-name="L15">
      <style:paragraph-properties fo:margin-left="0cm" fo:margin-right="0cm" fo:text-indent="0cm" style:auto-text-indent="false" fo:padding="0.049cm" fo:border="0.06pt solid #e3e3e3"/>
    </style:style>
    <style:style style:name="P2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2" style:family="paragraph" style:parent-style-name="Text_20_body" style:list-style-name="L16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c4827"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<text:span text:style-name="T1">1. Contagem de Ônibus por Intervalo de Tempo</text:span></text:span></text:h>
      <text:list text:style-name="L1">
        <text:list-item>
          <text:p text:style-name="P1"><text:span text:style-name="Strong_20_Emphasis"><text:span text:style-name="T1">Descrição</text:span></text:span>: Número total de ônibus reportados em um intervalo de tempo.</text:p>
        </text:list-item>
        <text:list-item>
          <text:p text:style-name="P2"><text:span text:style-name="Strong_20_Emphasis"><text:span text:style-name="T1">Aplicação</text:span></text:span>: Monitoramento do volume de tráfego em diferentes períodos.</text:p>
        </text:list-item>
      </text:list>
      <text:h text:style-name="Heading_20_4" text:outline-level="4"><text:span text:style-name="Strong_20_Emphasis"><text:span text:style-name="T1">2. Localização </text:span></text:span><text:span text:style-name="Strong_20_Emphasis"><text:span text:style-name="T2">do</text:span></text:span><text:span text:style-name="Strong_20_Emphasis"><text:span text:style-name="T1">s Ônibus</text:span></text:span></text:h>
      <text:list text:style-name="L2">
        <text:list-item>
          <text:p text:style-name="P3"><text:span text:style-name="Strong_20_Emphasis"><text:span text:style-name="T1">Descrição</text:span></text:span>: Média das coordenadas de latitude e longitude para todos os ônibus em um intervalo.</text:p>
        </text:list-item>
        <text:list-item>
          <text:p text:style-name="P4"><text:span text:style-name="Strong_20_Emphasis"><text:span text:style-name="T1">Aplicação</text:span></text:span>: Identificação de áreas mais movimentadas ou congestionadas.</text:p>
        </text:list-item>
      </text:list>
      <text:p text:style-name="Text_20_body"><text:line-break/><text:span text:style-name="Strong_20_Emphasis"><text:span text:style-name="T1">3. Frequência de Atualizações por Ônibus</text:span></text:span></text:p>
      <text:list text:style-name="L3">
        <text:list-item>
          <text:p text:style-name="P5"><text:span text:style-name="Strong_20_Emphasis"><text:span text:style-name="T1">Descrição</text:span></text:span>: Número de atualizações recebidas para cada ônibus, ordenadas por frequência.</text:p>
        </text:list-item>
        <text:list-item>
          <text:p text:style-name="P6"><text:span text:style-name="Strong_20_Emphasis"><text:span text:style-name="T1">Aplicação</text:span></text:span>: Detecção de possíveis anomalias ou identificação de ônibus que estão reportando dados de forma inconsistente</text:p>
        </text:list-item>
      </text:list>
      <text:h text:style-name="Heading_20_4" text:outline-level="4"><text:span text:style-name="Strong_20_Emphasis"><text:span text:style-name="T1">5. Ônibus com Longos Períodos de Inatividade</text:span></text:span></text:h>
      <text:list text:style-name="L4">
        <text:list-item>
          <text:p text:style-name="P7"><text:span text:style-name="Strong_20_Emphasis"><text:span text:style-name="T1">Descrição</text:span></text:span>: Ônibus que não atualizaram suas posições por um longo período.</text:p>
        </text:list-item>
        <text:list-item>
          <text:p text:style-name="P8"><text:span text:style-name="Strong_20_Emphasis"><text:span text:style-name="T1">Aplicação</text:span></text:span>: Indicação de falha no sistema ou veículos parados.</text:p>
        </text:list-item>
      </text:list>
      <text:p text:style-name="Text_20_body"/>
      <text:p text:style-name="Text_20_body"/>
      <text:p text:style-name="Text_20_body">-----------</text:p>
      <text:list text:style-name="L5">
        <text:list-item>
          <text:p text:style-name="P9"><text:span text:style-name="Strong_20_Emphasis"><text:span text:style-name="T1">Velocidade Média dos Veículos</text:span></text:span>:</text:p>
        </text:list-item>
      </text:list>
      <text:list text:style-name="L6">
        <text:list-item>
          <text:p text:style-name="P10">Determinada pela análise das posições dos veículos ao longo do tempo.</text:p>
        </text:list-item>
      </text:list>
      <text:list text:style-name="L7">
        <text:list-item>
          <text:p text:style-name="P11"><text:span text:style-name="Strong_20_Emphasis"><text:span text:style-name="T1">Concentração de Veículos por Região</text:span></text:span>:</text:p>
        </text:list-item>
      </text:list>
      <text:list text:style-name="L8">
        <text:list-item>
          <text:p text:style-name="P12">Quantidade de veículos em zonas específicas (ex.: bairros, setores da cidade).</text:p>
        </text:list-item>
      </text:list>
      <text:list text:style-name="L9">
        <text:list-item>
          <text:p text:style-name="P13"><text:span text:style-name="Strong_20_Emphasis"><text:span text:style-name="T1">Número Total de Veículos Operando</text:span></text:span>:</text:p>
        </text:list-item>
      </text:list>
      <text:list text:style-name="L10">
        <text:list-item>
          <text:p text:style-name="P14">Quantidade de veículos reportando posição em tempo real.</text:p>
        </text:list-item>
      </text:list>
      <text:list text:style-name="L11">
        <text:list-item>
          <text:p text:style-name="P15"><text:span text:style-name="Strong_20_Emphasis"><text:span text:style-name="T1">Percentual de Veículos Parados</text:span></text:span>:</text:p>
        </text:list-item>
      </text:list>
      <text:list text:style-name="L12">
        <text:list-item>
          <text:p text:style-name="P16">Percentual de veículos estacionados ou com velocidade zero.</text:p>
        </text:list-item>
      </text:list>
      <text:list text:style-name="L13">
        <text:list-item>
          <text:p text:style-name="P17"><text:span text:style-name="Strong_20_Emphasis"><text:span text:style-name="T1">Atrasos por Veículo</text:span></text:span>:</text:p>
        </text:list-item>
      </text:list>
      <text:list text:style-name="L14">
        <text:list-item>
          <text:p text:style-name="P18">Identificação de veículos que estão fora do cronograma.</text:p>
        </text:list-item>
      </text:list>
      <text:p text:style-name="Text_20_body"><text:line-break/></text:p>
      <text:p text:style-name="Text_20_body"><text:soft-page-break/></text:p>
      <text:h text:style-name="Heading_20_3" text:outline-level="3"><text:span text:style-name="Strong_20_Emphasis"><text:span text:style-name="T1">Métricas Relacionadas às Linhas</text:span></text:span></text:h>
      <text:list text:style-name="L15">
        <text:list-item>
          <text:p text:style-name="P19"><text:span text:style-name="Strong_20_Emphasis"><text:span text:style-name="T1">Ponto Médio de Ocorrência de Atrasos</text:span></text:span>:</text:p>
          <text:list>
            <text:list-item>
              <text:p text:style-name="P19">Linhas com maior incidência de atrasos nos horários previstos.</text:p>
            </text:list-item>
          </text:list>
        </text:list-item>
        <text:list-item>
          <text:p text:style-name="P19"><text:span text:style-name="Strong_20_Emphasis"><text:span text:style-name="T1">Taxa de Cobertura de Veículos por Linha</text:span></text:span>:</text:p>
          <text:list>
            <text:list-item>
              <text:p text:style-name="P19">Proporção de veículos ativos em relação à frota esperada para a linha.</text:p>
            </text:list-item>
          </text:list>
        </text:list-item>
        <text:list-item>
          <text:p text:style-name="P19"><text:span text:style-name="Strong_20_Emphasis"><text:span text:style-name="T1">Tempo Médio Entre Veículos na Mesma Linha</text:span></text:span>:</text:p>
          <text:list>
            <text:list-item>
              <text:p text:style-name="P19">Intervalo médio entre dois veículos consecutivos.</text:p>
            </text:list-item>
          </text:list>
        </text:list-item>
        <text:list-item>
          <text:p text:style-name="P19"><text:span text:style-name="Strong_20_Emphasis"><text:span text:style-name="T1">Linhas com Maior Concentração de Veículos</text:span></text:span>:</text:p>
          <text:list>
            <text:list-item>
              <text:p text:style-name="P19">Linhas com mais veículos ativos em um dado momento.</text:p>
            </text:list-item>
          </text:list>
        </text:list-item>
        <text:list-item>
          <text:p text:style-name="P19"><text:span text:style-name="Strong_20_Emphasis"><text:span text:style-name="T1">Desempenho por Linha</text:span></text:span>:</text:p>
          <text:list>
            <text:list-item>
              <text:p text:style-name="P20">Análise do cumprimento de horários planejados por linha.</text:p>
            </text:list-item>
          </text:list>
        </text:list-item>
      </text:list>
      <text:p text:style-name="Text_20_body"><text:line-break/>------</text:p>
      <text:p text:style-name="Text_20_body"/>
      <text:p text:style-name="Text_20_body"/>
      <text:h text:style-name="Heading_20_3" text:outline-level="3"><text:span text:style-name="Strong_20_Emphasis"><text:span text:style-name="T1">Métricas Relacionadas às Previsões de Chegada</text:span></text:span></text:h>
      <text:list text:style-name="L16">
        <text:list-item>
          <text:p text:style-name="P21"><text:span text:style-name="Strong_20_Emphasis"><text:span text:style-name="T1">Precisão das Previsões</text:span></text:span>:</text:p>
          <text:list>
            <text:list-item>
              <text:p text:style-name="P21">Diferença entre a previsão de chegada e o horário real de chegada.</text:p>
            </text:list-item>
          </text:list>
        </text:list-item>
        <text:list-item>
          <text:p text:style-name="P21"><text:span text:style-name="Strong_20_Emphasis"><text:span text:style-name="T1">Tempo Médio de Chegada por Ponto</text:span></text:span>:</text:p>
          <text:list>
            <text:list-item>
              <text:p text:style-name="P21">Tempo médio de deslocamento dos veículos até os pontos.</text:p>
            </text:list-item>
          </text:list>
        </text:list-item>
        <text:list-item>
          <text:p text:style-name="P21"><text:span text:style-name="Strong_20_Emphasis"><text:span text:style-name="T1">Taxa de Atrasos nas Chegadas</text:span></text:span>:</text:p>
          <text:list>
            <text:list-item>
              <text:p text:style-name="P21">Percentual de veículos que não chegam no horário estimado.</text:p>
            </text:list-item>
          </text:list>
        </text:list-item>
        <text:list-item>
          <text:p text:style-name="P21"><text:span text:style-name="Strong_20_Emphasis"><text:span text:style-name="T1">Pontos com Maior Incidência de Atrasos</text:span></text:span>:</text:p>
          <text:list>
            <text:list-item>
              <text:p text:style-name="P21">Locais onde os atrasos são mais frequentes.</text:p>
            </text:list-item>
          </text:list>
        </text:list-item>
        <text:list-item>
          <text:p text:style-name="P21"><text:span text:style-name="Strong_20_Emphasis"><text:span text:style-name="T1">Intervalo Médio entre Veículos nos Pontos</text:span></text:span>:</text:p>
          <text:list>
            <text:list-item>
              <text:p text:style-name="P22">Tempo médio entre a chegada de dois veículos consecutivos em um ponto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1:16:56.119704873</meta:creation-date>
    <dc:date>2024-12-01T12:24:21.755064298</dc:date>
    <meta:editing-duration>PT51M31S</meta:editing-duration>
    <meta:editing-cycles>1</meta:editing-cycles>
    <meta:document-statistic meta:table-count="0" meta:image-count="0" meta:object-count="0" meta:page-count="2" meta:paragraph-count="48" meta:word-count="380" meta:character-count="2337" meta:non-whitespace-character-count="2037"/>
    <meta:generator>LibreOffice/24.8.3.2$Linux_X86_64 LibreOffice_project/480$Build-2</meta:generator>
  </office:meta>
</office:document-meta>
</file>